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5cm" fo:margin-left="-0.942cm" fo:margin-top="0cm" fo:margin-bottom="0cm" table:align="left" style:writing-mode="lr-tb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5cm"/>
    </style:style>
    <style:style style:name="Table1.C" style:family="table-column">
      <style:table-column-properties style:column-width="9.9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bfbfbf" style:writing-mode="lr-tb"/>
    </style:style>
    <style:style style:name="Table1.B1" style:family="table-cell">
      <style:table-cell-properties style:vertical-align="" fo:padding="0cm" fo:border-left="none" fo:border-right="0.5pt solid #bfbfbf" fo:border-top="0.5pt solid #bfbfbf" fo:border-bottom="0.5pt solid #bfbfb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  <style:text-properties style:font-name="Helvetica" style:font-name-complex="Helvetica1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style:font-name-complex="Helvetica1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</style:style>
    <style:style style:name="P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</style:style>
    <style:style style:name="P8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 style:writing-mode="lr-tb"/>
      <style:text-properties style:font-name="Helvetica" style:font-name-complex="Helvetica1"/>
    </style:style>
    <style:style style:name="T1" style:family="text">
      <style:text-properties style:font-name="Helvetica" fo:font-weight="bold" style:font-weight-asian="bold" style:font-name-complex="Helvetica1"/>
    </style:style>
    <style:style style:name="T2" style:family="text">
      <style:text-properties style:font-name="Helvetica" style:font-name-complex="Helvetica1"/>
    </style:style>
    <style:style style:name="T3" style:family="text">
      <style:text-properties style:font-name="Helvetica" style:font-name-complex="Helvetica1" style:font-weight-complex="bold"/>
    </style:style>
    <style:style style:name="T4" style:family="text">
      <style:text-properties style:font-name="Helvetica" fo:font-style="italic" style:font-style-asian="italic" style:font-name-complex="Helvetica1"/>
    </style:style>
    <style:style style:name="T5" style:family="text">
      <style:text-properties style:font-name="Helvetica" fo:font-style="italic" style:font-style-asian="italic" style:font-name-complex="Helvetica1" style:font-style-complex="italic"/>
    </style:style>
    <style:style style:name="T6" style:family="text">
      <style:text-properties style:font-name="Helvetica" fo:font-style="italic" style:font-style-asian="italic" style:font-name-complex="Helvetica1" style:font-weight-complex="bold"/>
    </style:style>
    <style:style style:name="T7" style:family="text">
      <style:text-properties fo:color="#0563c1" style:font-name="Helvetica" style:text-underline-style="solid" style:text-underline-width="auto" style:text-underline-color="font-color" style:font-name-complex="Helvetica1" style:font-weight-complex="bold"/>
    </style:style>
    <style:style style:name="T8" style:family="text">
      <style:text-properties fo:color="#0563c1" style:font-name="Helvetica" style:text-underline-style="solid" style:text-underline-width="auto" style:text-underline-color="font-color" style:font-name-complex="Helvetica1"/>
    </style:style>
    <style:style style:name="T9" style:family="text">
      <style:text-properties style:text-position="super 58%" style:font-name="Helvetica" style:font-name-complex="Helvetic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1">IDs</text:span></text:p>
          </table:table-cell>
          <table:table-cell table:style-name="Table1.B1" office:value-type="string">
            <text:p text:style-name="P6"><text:span text:style-name="T1">Descriptors</text:span></text:p>
          </table:table-cell>
          <table:table-cell table:style-name="Table1.A1" office:value-type="string">
            <text:p text:style-name="P6"><text:span text:style-name="T1">Citation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lgHC_??</text:span></text:p>
          </table:table-cell>
          <table:table-cell table:style-name="Table1.B1" office:value-type="string">
            <text:p text:style-name="P6"><text:span text:style-name="T2">H of C – Fed. 1869-1870</text:span></text:p>
          </table:table-cell>
          <table:table-cell table:style-name="Table1.A1" office:value-type="string">
            <text:p text:style-name="P4"><text:span text:style-name="T2">Canada. </text:span><text:span text:style-name="T5">House of Commons Debates</text:span><text:span text:style-name="T2">, 1867-1949. Provided by the Library of Parliament, http://parl.canadiana.ca/.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<text:span text:style-name="T2">lgBC_LC</text:span></text:p>
          </table:table-cell>
          <table:table-cell table:style-name="Table1.B1" office:value-type="string">
            <text:p text:style-name="P7"><text:span text:style-name="T2">BC Leg. Council 1870</text:span></text:p>
          </table:table-cell>
          <table:table-cell table:style-name="Table1.A1" office:value-type="string">
            <text:p text:style-name="P5"><text:span text:style-name="T2">British Columbia. </text:span><text:span text:style-name="T5">Legislative Council: Debates on the Subject of Confederation with Canada</text:span><text:span text:style-name="T2">, 1870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lgAS_LA</text:span></text:p>
          </table:table-cell>
          <table:table-cell table:style-name="Table1.B1" office:value-type="string">
            <text:p text:style-name="P7"><text:span text:style-name="T2">Alb/Sask Leg. Ass. – 1896-1904</text:span></text:p>
          </table:table-cell>
          <table:table-cell table:style-name="Table1.A1" office:value-type="string">
            <text:p text:style-name="P5"><text:span text:style-name="T2">Regina </text:span><text:span text:style-name="T5">Leader, </text:span><text:span text:style-name="T2">1896-1904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lgM_CO</text:span></text:p>
          </table:table-cell>
          <table:table-cell table:style-name="Table1.B1" office:value-type="string">
            <text:p text:style-name="P7"><text:span text:style-name="T2">Man. Conv of 40, 1870</text:span></text:p>
          </table:table-cell>
          <table:table-cell table:style-name="Table1.A1" office:value-type="string">
            <text:p text:style-name="P5"><text:span text:style-name="T2">Manitoba. </text:span><text:span text:style-name="T5">Convention of Forty / La Grande Convention Debates</text:span><text:span text:style-name="T2">, 1870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lgM_PG</text:span></text:p>
          </table:table-cell>
          <table:table-cell table:style-name="Table1.B1" office:value-type="string">
            <text:p text:style-name="P6"><text:span text:style-name="T2">Man Prov. Gov., 1870</text:span></text:p>
          </table:table-cell>
          <table:table-cell table:style-name="Table1.A1" office:value-type="string">
            <text:p text:style-name="P4"><text:span text:style-name="T2">Manitoba. Legislative Assembly of Assiniboia Debates / Débats de l’Assemblée législative d’Assiniboia, 1870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lgOQ_ (this vol includes LA and LC, so I’m not sure what we should call the ID – perhaps DE – for debate?)</text:span></text:p>
          </table:table-cell>
          <table:table-cell table:style-name="Table1.B1" office:value-type="string">
            <text:p text:style-name="P7"><text:span text:style-name="T2">Ont-Que debates, 1865</text:span></text:p>
          </table:table-cell>
          <table:table-cell table:style-name="Table1.A1" office:value-type="string">
            <text:p text:style-name="P5"><text:span text:style-name="T2">Province of Canada. </text:span><text:span text:style-name="T4">Parliamentary Debates on the Subject of the Confederation of the British North American Provinces / Débats parlementaires sur la question de la Confédération des provinces de l'Amérique britannique du nord. </text:span><text:span text:style-name="T2">1865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lgNB_LA</text:span></text:p>
          </table:table-cell>
          <table:table-cell table:style-name="Table1.B1" office:value-type="string">
            <text:p text:style-name="P7"><text:span text:style-name="T2">NB- Leg. Ass., 1864-1867</text:span></text:p>
          </table:table-cell>
          <table:table-cell table:style-name="Table1.A1" office:value-type="string">
            <text:p text:style-name="P5"><text:span text:style-name="T2">New Brunswick. </text:span><text:span text:style-name="T4">Reports of the Debates of the House of Assembly</text:span><text:span text:style-name="T2">, 1865-1867. 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lgNS_LA</text:span></text:p>
          </table:table-cell>
          <table:table-cell table:style-name="Table1.B1" office:value-type="string">
            <text:p text:style-name="P7"><text:span text:style-name="T2">NS- Leg. Ass., 1864-1867</text:span></text:p>
          </table:table-cell>
          <table:table-cell table:style-name="Table1.A1" office:value-type="string">
            <text:p text:style-name="P5"><text:span text:style-name="T2">Nova Scotia. </text:span><text:span text:style-name="T4">The Debates and Proceedings of the House of Assembly. </text:span><text:span text:style-name="T2">1864-1867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NT12 – I’m not sure what the naming convention should be for these – I’m going with “Numbered Treaty 1, 2” – not sure what “lg” should be replaced with</text:span></text:p>
          </table:table-cell>
          <table:table-cell table:style-name="Table1.B1" office:value-type="string">
            <text:p text:style-name="P7"><text:span text:style-name="T2">Treaty 1 and 2, mainly 1871</text:span></text:p>
          </table:table-cell>
          <table:table-cell table:style-name="Table1.A1" office:value-type="string">
            <text:p text:style-name="P5"><text:span text:style-name="T2">“</text:span><text:span text:style-name="T3">Treaties 1 and 2 Between Her Majesty The Queen and the Chippewa and Cree Indians of Manitoba and Country Adjacent with Adhesions.” </text:span><text:span text:style-name="T6">Indigenous and Northern Affairs Canada.</text:span><text:span text:style-name="T3"> http://www.aadnc-aandc.gc.ca/eng/1100100028664/1100100028665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NT3</text:span></text:p>
          </table:table-cell>
          <table:table-cell table:style-name="Table1.B1" office:value-type="string">
            <text:p text:style-name="P7"><text:span text:style-name="T2">Treaty 3, mainly 1873</text:span></text:p>
          </table:table-cell>
          <table:table-cell table:style-name="Table1.A1" office:value-type="string">
            <text:p text:style-name="P5"><text:span text:style-name="T2">“Treaty 3 between Her Majesty the Queen and the Saulteaux Tribe of the Ojibbeway Indians at the Northwest Angle on the Lake of the Woods with Adhesions.” </text:span><text:span text:style-name="T6">Indigenous and Northern Affairs Canada. </text:span><text:a xlink:type="simple" xlink:href="https://www.aadnc-aandc.gc.ca/eng/1100100028675/1100100028679" text:style-name="Internet_20_link" text:visited-style-name="Visited_20_Internet_20_Link"><text:span text:style-name="T7">https://www.aadnc-aandc.gc.ca/eng/1100100028675/1100100028679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NT4</text:span></text:p>
          </table:table-cell>
          <table:table-cell table:style-name="Table1.B1" office:value-type="string">
            <text:p text:style-name="P7"><text:span text:style-name="T2">Treaty 4, mainly 1874</text:span></text:p>
          </table:table-cell>
          <table:table-cell table:style-name="Table1.A1" office:value-type="string">
            <text:p text:style-name="P5"><text:span text:style-name="T3">“Treaty No. 4 between Her Majesty the Queen and the Cree and Saulteaux Tribes of Indians at the Qu'appelle and Fort Ellice.” </text:span><text:span text:style-name="T6">Indigenous and Northern </text:span><text:soft-page-break/><text:span text:style-name="T6">Affairs Canada. </text:span><text:a xlink:type="simple" xlink:href="https://www.aadnc-aandc.gc.ca/eng/1100100028689/1100100028690" text:style-name="Internet_20_link" text:visited-style-name="Visited_20_Internet_20_Link"><text:span text:style-name="T7">https://www.aadnc-aandc.gc.ca/eng/1100100028689/1100100028690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NT5</text:span></text:p>
          </table:table-cell>
          <table:table-cell table:style-name="Table1.B1" office:value-type="string">
            <text:p text:style-name="P7"><text:span text:style-name="T2">Treaty 5, mainly 1875, 1908</text:span></text:p>
          </table:table-cell>
          <table:table-cell table:style-name="Table1.A1" office:value-type="string">
            <text:p text:style-name="P5"><text:span text:style-name="T3">“Treaty 5 between Her Majesty the Queen and the Saulteaux and Swampy Cree Tribes of Indians at Beren's River and Norway House with Adhesions.” </text:span><text:span text:style-name="T6">Indigenous and Northern Affairs Canada. </text:span><text:a xlink:type="simple" xlink:href="https://www.aadnc-aandc.gc.ca/eng/1100100028699/1100100028700" text:style-name="Internet_20_link" text:visited-style-name="Visited_20_Internet_20_Link"><text:span text:style-name="T7">https://www.aadnc-aandc.gc.ca/eng/1100100028699/1100100028700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NT6</text:span></text:p>
          </table:table-cell>
          <table:table-cell table:style-name="Table1.B1" office:value-type="string">
            <text:p text:style-name="P7"><text:span text:style-name="T2">Treaty 6, mainly 1876-78, 1889</text:span></text:p>
          </table:table-cell>
          <table:table-cell table:style-name="Table1.A1" office:value-type="string">
            <text:p text:style-name="P5"><text:span text:style-name="T3">“Copy of Treaty No. 6 between Her Majesty the Queen and the Plain and Wood Cree Indians and other Tribes of Indians at Fort Carlton, Fort Pitt and Battle River with Adhesions.” </text:span><text:span text:style-name="T6">Indigenous and Northern Affairs Canada.</text:span><text:span text:style-name="T3"> </text:span><text:a xlink:type="simple" xlink:href="http://www.aadnc-aandc.gc.ca/eng/1100100028710/1100100028783" text:style-name="Internet_20_link" text:visited-style-name="Visited_20_Internet_20_Link"><text:span text:style-name="T7">http://www.aadnc-aandc.gc.ca/eng/1100100028710/1100100028783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NT7</text:span></text:p>
          </table:table-cell>
          <table:table-cell table:style-name="Table1.B1" office:value-type="string">
            <text:p text:style-name="P7"><text:span text:style-name="T2">Treaty 7, mainly 1877</text:span></text:p>
          </table:table-cell>
          <table:table-cell table:style-name="Table1.A1" office:value-type="string">
            <text:p text:style-name="P5"><text:span text:style-name="T3">“Copy of Treaty and Supplementary Treaty No. 7 between Her Majesty the Queen and the Blackfeet and Other Indian Tribes, at the Blackfoot Crossing of Bow River and Fort Macleod.” </text:span><text:span text:style-name="T6">Indigenous and Northern Affairs Canada.</text:span><text:span text:style-name="T3"> </text:span><text:a xlink:type="simple" xlink:href="http://www.aadnc-aandc.gc.ca/eng/1100100028793/1100100028803" text:style-name="Internet_20_link" text:visited-style-name="Visited_20_Internet_20_Link"><text:span text:style-name="T7">http://www.aadnc-aandc.gc.ca/eng/1100100028793/1100100028803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NT8</text:span></text:p>
          </table:table-cell>
          <table:table-cell table:style-name="Table1.B1" office:value-type="string">
            <text:p text:style-name="P7"><text:span text:style-name="T2">Treaty 8, mainly 1899</text:span></text:p>
          </table:table-cell>
          <table:table-cell table:style-name="Table1.A1" office:value-type="string">
            <text:p text:style-name="P5"><text:span text:style-name="T3">“Treaty No. 8 Made June 21, 1899 and Adhesions, Reports, Etc.” </text:span><text:span text:style-name="T6">Indigenous and Northern Affairs Canada.</text:span><text:span text:style-name="T3"> </text:span><text:a xlink:type="simple" xlink:href="http://www.aadnc-aandc.gc.ca/eng/1100100028813/1100100028853" text:style-name="Internet_20_link" text:visited-style-name="Visited_20_Internet_20_Link"><text:span text:style-name="T7">http://www.aadnc-aandc.gc.ca/eng/1100100028813/1100100028853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NT9</text:span></text:p>
          </table:table-cell>
          <table:table-cell table:style-name="Table1.B1" office:value-type="string">
            <text:p text:style-name="P7"><text:span text:style-name="T2">Treaty 9, mainly 1905-06, 1929-30</text:span></text:p>
          </table:table-cell>
          <table:table-cell table:style-name="Table1.A1" office:value-type="string">
            <text:p text:style-name="P5"><text:span text:style-name="T3">“The James Bay Treaty - Treaty No. 9 (Made in 1905 and 1906) and Adhesions Made in 1929 and 1930.” </text:span><text:span text:style-name="T6">Indigenous and Northern Affairs Canada.</text:span><text:span text:style-name="T3"> </text:span><text:a xlink:type="simple" xlink:href="https://www.aadnc-aandc.gc.ca/eng/1100100028863/1100100028864" text:style-name="Internet_20_link" text:visited-style-name="Visited_20_Internet_20_Link"><text:span text:style-name="T7">https://www.aadnc-aandc.gc.ca/eng/1100100028863/1100100028864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NT10</text:span></text:p>
          </table:table-cell>
          <table:table-cell table:style-name="Table1.B1" office:value-type="string">
            <text:p text:style-name="P7"><text:span text:style-name="T2">Treaty 10, mainly 1906</text:span></text:p>
          </table:table-cell>
          <table:table-cell table:style-name="Table1.A1" office:value-type="string">
            <text:p text:style-name="P5"><text:span text:style-name="T2">“Treaty No. 10 and Reports of Commissioners.” </text:span><text:span text:style-name="T6">Indigenous and Northern Affairs Canada. </text:span><text:a xlink:type="simple" xlink:href="https://www.aadnc-aandc.gc.ca/eng/1100100028874/1100100028906" text:style-name="Internet_20_link" text:visited-style-name="Visited_20_Internet_20_Link"><text:span text:style-name="T7">https://www.aadnc-aandc.gc.ca/eng/1100100028874/1100100028906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NT11</text:span></text:p>
          </table:table-cell>
          <table:table-cell table:style-name="Table1.B1" office:value-type="string">
            <text:p text:style-name="P7"><text:span text:style-name="T2">Treaty 11, mainly 1921</text:span></text:p>
          </table:table-cell>
          <table:table-cell table:style-name="Table1.A1" office:value-type="string">
            <text:p text:style-name="P5"><text:span text:style-name="T2">“Treaty No. 11 (June 27, 1921) and Adhesion (July 17, 1922) with Reports, etc.” </text:span><text:span text:style-name="T6">Indigenous and Northern Affairs Canada. </text:span><text:a xlink:type="simple" xlink:href="http://www.aadnc-aandc.gc.ca/eng/1100100028916/1100100028947" text:style-name="Internet_20_link" text:visited-style-name="Visited_20_Internet_20_Link"><text:span text:style-name="T7">http://www.aadnc-aandc.gc.ca/eng/1100100028916/1100100028947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lgPE_LA (not sure if we could use an extra char for “PEI”)</text:span></text:p>
          </table:table-cell>
          <table:table-cell table:style-name="Table1.B1" office:value-type="string">
            <text:p text:style-name="P7"><text:span text:style-name="T2">PEI Leg. Ass., 1864-1873</text:span></text:p>
          </table:table-cell>
          <table:table-cell table:style-name="Table1.A1" office:value-type="string">
            <text:p text:style-name="P5"><text:span text:style-name="T2">“The Parliamentary Reporter of Debates and Proceedings of the House of Assembly.” Provided by the Prince Edward Island Public Archives and Records Office. 1864-1873. </text:span><text:a xlink:type="simple" xlink:href="http://www.gov.pe.ca/archives/" text:style-name="Internet_20_link" text:visited-style-name="Visited_20_Internet_20_Link"><text:span text:style-name="T8">http://www.gov.pe.ca/archives/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lgND_LA (lgNFLD_LA </text:span><text:soft-page-break/><text:span text:style-name="T2">would be better if we don’t have to match characters)</text:span></text:p>
          </table:table-cell>
          <table:table-cell table:style-name="Table1.B1" office:value-type="string">
            <text:p text:style-name="P7"><text:span text:style-name="T2">NFLD Leg. Ass., </text:span><text:soft-page-break/><text:span text:style-name="T2">1864-1869</text:span></text:p>
          </table:table-cell>
          <table:table-cell table:style-name="Table1.A1" office:value-type="string">
            <text:p text:style-name="P5"><text:span text:style-name="T2">The </text:span><text:span text:style-name="T4">Newfoundlander</text:span><text:span text:style-name="T2">, 1864-1869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lgND_NC (lgNFLD_NC would be better)</text:span></text:p>
          </table:table-cell>
          <table:table-cell table:style-name="Table1.B1" office:value-type="string">
            <text:p text:style-name="P7"><text:span text:style-name="T2">NFLD, Nat. Con., 1946-1948</text:span></text:p>
          </table:table-cell>
          <table:table-cell table:style-name="Table1.A1" office:value-type="string">
            <text:p text:style-name="P5"><text:span text:style-name="T2">Newfoundland. </text:span><text:span text:style-name="T4">The Newfoundland National Convention 1946-1948 Vol 1: Debates. </text:span><text:span text:style-name="T2">Edited by J.K. Hiller and M.F. Harrington (Memorial University of Newfoundland by McGill-Queen’s University Press: 1995)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lgHC_??</text:span></text:p>
          </table:table-cell>
          <table:table-cell table:style-name="Table1.B1" office:value-type="string">
            <text:p text:style-name="P7"><text:span text:style-name="T2">H of C – Fed. 1867-1868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67-1868</text:span><text:span text:style-name="T2">. Edited by P.B. Waite. Ottawa: Queen’s Printer, 196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lgHC_??</text:span></text:p>
          </table:table-cell>
          <table:table-cell table:style-name="Table1.B1" office:value-type="string">
            <text:p text:style-name="P7"><text:span text:style-name="T2">H of C – Fed. 1869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69</text:span><text:span text:style-name="T2">. Edited by P.B. Waite. Ottawa: Queen’s Printer, 1975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lgHC_??</text:span></text:p>
          </table:table-cell>
          <table:table-cell table:style-name="Table1.B1" office:value-type="string">
            <text:p text:style-name="P7"><text:span text:style-name="T2">H of C – Fed. 1870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70</text:span><text:span text:style-name="T2">. Edited by P.B. Waite. Ottawa: Minister of Supply and Services Canada, 1979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lgHC_??</text:span></text:p>
          </table:table-cell>
          <table:table-cell table:style-name="Table1.B1" office:value-type="string">
            <text:p text:style-name="P7"><text:span text:style-name="T2">H of C – Fed. 1871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71</text:span><text:span text:style-name="T2">. Edited by Norman Ward and Pamela Hardisty. Ottawa: Library of Parliament, 200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lgHC_??</text:span></text:p>
          </table:table-cell>
          <table:table-cell table:style-name="Table1.B1" office:value-type="string">
            <text:p text:style-name="P7"><text:span text:style-name="T2">H of C – Fed. 1872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72</text:span><text:span text:style-name="T2">. Edited by David Farr. Ottawa: Library of Parliament, 200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lgHC_??</text:span></text:p>
          </table:table-cell>
          <table:table-cell table:style-name="Table1.B1" office:value-type="string">
            <text:p text:style-name="P7"><text:span text:style-name="T2">H of C – Fed. 1873 1</text:span><text:span text:style-name="T9">st</text:span><text:span text:style-name="T2"> session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73 First Session</text:span><text:span text:style-name="T2">. Edited by David Farr. Ottawa: Library of Parliament, 2013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lgHC_??</text:span></text:p>
          </table:table-cell>
          <table:table-cell table:style-name="Table1.B1" office:value-type="string">
            <text:p text:style-name="P7"><text:span text:style-name="T2">H of C – Fed. 1873 2</text:span><text:span text:style-name="T9">nd</text:span><text:span text:style-name="T2"> session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73 Second Session</text:span><text:span text:style-name="T2">. Edited by David Farr. Ottawa: Library of Parliament, 2013. http://parl.canadiana.ca/.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7"><text:span text:style-name="T2">lgHC_??</text:span></text:p>
          </table:table-cell>
          <table:table-cell table:style-name="Table1.B1" office:value-type="string">
            <text:p text:style-name="P7"><text:span text:style-name="T2">H of C – Fed. 1874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74. </text:span><text:span text:style-name="T2">Edited by David Farr. Ottawa: Library of Parliament, 2014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ERAS (not sure what other chars you might want for this ID)</text:span></text:p>
          </table:table-cell>
          <table:table-cell table:style-name="Table1.B1" office:value-type="string">
            <text:p text:style-name="P7"><text:span text:style-name="T2">Treaty 6, 1876-78</text:span></text:p>
          </table:table-cell>
          <table:table-cell table:style-name="Table1.A1" office:value-type="string">
            <text:p text:style-name="P5"><text:span text:style-name="T2">Erasmus, Peter. </text:span><text:span text:style-name="T4">Buffalo Days and Nights</text:span><text:span text:style-name="T2">. Calgary: Glenbow-Alberta Institute, 1976.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7"><text:span text:style-name="T2">MORR (not sure what other chars you might want for this ID)</text:span></text:p>
          </table:table-cell>
          <table:table-cell table:style-name="Table1.B1" office:value-type="string">
            <text:p text:style-name="P7"><text:span text:style-name="T2">Treaties 1-7, 17-18 century</text:span></text:p>
          </table:table-cell>
          <table:table-cell table:style-name="Table1.A1" office:value-type="string">
            <text:p text:style-name="P5"><text:span text:style-name="T2">Alexander Morris. </text:span><text:span text:style-name="T4">The Treaties of Canada with the Indians of Manitoba and the North-West Territories Including the Negotiations on Which They Are Based, and Other Information Relating Thereto. </text:span><text:span text:style-name="T2">Toronto: Willing and Williamson, 1880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keep-with-next="always" style:vertical-align="auto"/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keep-with-next="always" style:vertical-align="auto"/>
      <style:text-properties style:font-name="Calibri Light" fo:font-family="'Calibri Light'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language-complex="ar" style:country-complex="SA" style:font-weight-complex="bold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eidt</meta:initial-creator>
    <meta:creation-date>2016-12-06T11:24:00</meta:creation-date>
    <dc:date>2016-12-07T13:41:00</dc:date>
    <meta:editing-cycles>52</meta:editing-cycles>
    <meta:editing-duration>PT1M3S</meta:editing-duration>
    <meta:document-statistic meta:table-count="1" meta:image-count="0" meta:object-count="0" meta:page-count="3" meta:paragraph-count="96" meta:word-count="880" meta:character-count="6214" meta:non-whitespace-character-count="5414"/>
    <meta:generator>LibreOffice/5.1.4.2$Linux_X86_64 LibreOffice_project/10m0$Build-2</meta:generator>
    <meta:user-defined meta:name="Operator">Daniel Heidt</meta:user-defined>
  </office:meta>
</office:document-meta>
</file>